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graphic" style:name="a808" style:parent-style-name="Graphics">
      <style:graphic-properties draw:fill="none" draw:stroke="none"/>
    </style:style>
    <style:style style:family="presentation" style:name="a857">
      <style:graphic-properties draw:fill="none" draw:stroke="none"/>
    </style:style>
    <style:style style:family="presentation" style:name="a809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 style:parent-style-name="Graphics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draw:fill="none" draw:stroke="non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graphic" style:name="a872" style:parent-style-name="Graphics">
      <style:graphic-properties draw:fill="none" draw:stroke="none"/>
    </style:style>
    <style:style style:family="presentation" style:name="a825">
      <style:graphic-properties draw:fill="none" draw:stroke="none"/>
    </style:style>
    <style:style style:family="presentation" style:name="a873">
      <style:graphic-properties draw:fill="none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resentation" style:name="a889">
      <style:graphic-properties draw:fill="none" draw:stroke="non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presentation" style:name="a905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resentation" style:name="a841">
      <style:graphic-properties draw:fill="none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Ptak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61" draw:name="Obraz 6" svg:x="0.78316in" svg:y="0.7056in" svg:width="3.56549in" svg:height="3.5888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762" draw:name="Symbol zastępczy zawartości 5" svg:x="5.54196in" svg:y="1.71839in" svg:width="3.7808in" svg:height="1.5632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6" presentation:style-name="a765" draw:name="Tytuł 1" svg:x="1.25in" svg:y="5.07719in" svg:width="7.5in" svg:height="1.20281in" presentation:class="title" presentation:placeholder="false">
          <draw:text-box>
            <text:p text:style-name="a764" text:class-names="" text:cond-style-name=""><text:span text:style-name="a763" text:class-names="">Zadanie 1</text:span></text:p>
          </draw:text-box>
          <svg:title/>
          <svg:desc/>
        </draw:frame>
      </draw:page>
      <draw:page draw:name="Slide32" draw:style-name="a766" draw:master-page-name="Master1-Layout2-obj-Tytuł-i-zawartość" presentation:presentation-page-layout-name="Master1-PPL2" draw:id="Slide-287">
        <draw:custom-shape svg:x="0in" svg:y="0in" svg:width="10in" svg:height="5in" draw:id="id77" draw:style-name="a769" draw:name="Rectangle 1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8" draw:style-name="a772" draw:name="Rounded Rectangle 2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9" draw:style-name="a775" draw:name="Rounded Rectangle 1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draw:style-name="a776" draw:name="Obraz 6" svg:x="0.78316in" svg:y="0.72302in" svg:width="3.56549in" svg:height="3.55395in" style:rel-width="scale" style:rel-height="scale">
          <draw:image xlink:href="media/image3.png" xlink:type="simple" xlink:show="embed" xlink:actuate="onLoad"/>
          <svg:title/>
          <svg:desc/>
        </draw:frame>
        <draw:frame draw:id="id81" presentation:style-name="a777" draw:name="Symbol zastępczy zawartości 5" svg:x="5.54196in" svg:y="1.72292in" svg:width="3.7808in" svg:height="1.5541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2" presentation:style-name="a781" draw:name="Tytuł 1" svg:x="1.25in" svg:y="5.07719in" svg:width="7.5in" svg:height="1.20281in" presentation:class="title" presentation:placeholder="false">
          <draw:text-box>
            <text:p text:style-name="a780" text:class-names="" text:cond-style-name=""><text:span text:style-name="a778" text:class-names="">Zadanie</text:span><text:span text:style-name="a779" text:class-names=""><text:s text:c="1"/>2</text:span></text:p>
          </draw:text-box>
          <svg:title/>
          <svg:desc/>
        </draw:frame>
      </draw:page>
      <draw:page draw:name="Slide33" draw:style-name="a782" draw:master-page-name="Master1-Layout2-obj-Tytuł-i-zawartość" presentation:presentation-page-layout-name="Master1-PPL2" draw:id="Slide-288">
        <draw:custom-shape svg:x="0in" svg:y="0in" svg:width="10in" svg:height="5in" draw:id="id83" draw:style-name="a785" draw:name="Rectangle 11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4" draw:style-name="a788" draw:name="Rounded Rectangle 2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5" draw:style-name="a791" draw:name="Rounded Rectangle 16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6" draw:style-name="a792" draw:name="Obraz 6" svg:x="0.80607in" svg:y="0.72302in" svg:width="3.51967in" svg:height="3.55395in" style:rel-width="scale" style:rel-height="scale">
          <draw:image xlink:href="media/image5.png" xlink:type="simple" xlink:show="embed" xlink:actuate="onLoad"/>
          <svg:title/>
          <svg:desc/>
        </draw:frame>
        <draw:frame draw:id="id87" presentation:style-name="a793" draw:name="Symbol zastępczy zawartości 5" svg:x="5.54196in" svg:y="1.73039in" svg:width="3.7808in" svg:height="1.5392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8" presentation:style-name="a797" draw:name="Tytuł 1" svg:x="1.25in" svg:y="5.07719in" svg:width="7.5in" svg:height="1.20281in" presentation:class="title" presentation:placeholder="false">
          <draw:text-box>
            <text:p text:style-name="a796" text:class-names="" text:cond-style-name=""><text:span text:style-name="a794" text:class-names="">Zadanie</text:span><text:span text:style-name="a795" text:class-names=""><text:s text:c="1"/>3</text:span></text:p>
          </draw:text-box>
          <svg:title/>
          <svg:desc/>
        </draw:frame>
      </draw:page>
      <draw:page draw:name="Slide34" draw:style-name="a798" draw:master-page-name="Master1-Layout2-obj-Tytuł-i-zawartość" presentation:presentation-page-layout-name="Master1-PPL2" draw:id="Slide-289">
        <draw:custom-shape svg:x="0in" svg:y="0in" svg:width="10in" svg:height="5in" draw:id="id89" draw:style-name="a801" draw:name="Rectangle 11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0" draw:style-name="a804" draw:name="Rounded Rectangle 26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1" draw:style-name="a807" draw:name="Rounded Rectangle 1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2" draw:style-name="a808" draw:name="Obraz 6" svg:x="0.80607in" svg:y="0.72324in" svg:width="3.51967in" svg:height="3.55351in" style:rel-width="scale" style:rel-height="scale">
          <draw:image xlink:href="media/image7.png" xlink:type="simple" xlink:show="embed" xlink:actuate="onLoad"/>
          <svg:title/>
          <svg:desc/>
        </draw:frame>
        <draw:frame draw:id="id93" presentation:style-name="a809" draw:name="Symbol zastępczy zawartości 5" svg:x="5.54196in" svg:y="1.75549in" svg:width="3.7808in" svg:height="1.4890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94" presentation:style-name="a813" draw:name="Tytuł 1" svg:x="1.25in" svg:y="5.07719in" svg:width="7.5in" svg:height="1.20281in" presentation:class="title" presentation:placeholder="false">
          <draw:text-box>
            <text:p text:style-name="a812" text:class-names="" text:cond-style-name=""><text:span text:style-name="a810" text:class-names="">Zadanie</text:span><text:span text:style-name="a811" text:class-names=""><text:s text:c="1"/>4</text:span></text:p>
          </draw:text-box>
          <svg:title/>
          <svg:desc/>
        </draw:frame>
      </draw:page>
      <draw:page draw:name="Slide35" draw:style-name="a814" draw:master-page-name="Master1-Layout2-obj-Tytuł-i-zawartość" presentation:presentation-page-layout-name="Master1-PPL2" draw:id="Slide-290">
        <draw:custom-shape svg:x="0in" svg:y="0in" svg:width="10in" svg:height="5in" draw:id="id95" draw:style-name="a817" draw:name="Rectangle 11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6" draw:style-name="a820" draw:name="Rounded Rectangle 2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7" draw:style-name="a823" draw:name="Rounded Rectangle 16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8" draw:style-name="a824" draw:name="Obraz 6" svg:x="0.80607in" svg:y="0.74016in" svg:width="3.51967in" svg:height="3.51967in" style:rel-width="scale" style:rel-height="scale">
          <draw:image xlink:href="media/image9.png" xlink:type="simple" xlink:show="embed" xlink:actuate="onLoad"/>
          <svg:title/>
          <svg:desc/>
        </draw:frame>
        <draw:frame draw:id="id99" presentation:style-name="a825" draw:name="Symbol zastępczy zawartości 5" svg:x="5.54196in" svg:y="1.77292in" svg:width="3.7808in" svg:height="1.4541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00" presentation:style-name="a829" draw:name="Tytuł 1" svg:x="1.25in" svg:y="5.07719in" svg:width="7.5in" svg:height="1.20281in" presentation:class="title" presentation:placeholder="false">
          <draw:text-box>
            <text:p text:style-name="a828" text:class-names="" text:cond-style-name=""><text:span text:style-name="a826" text:class-names="">Zadanie</text:span><text:span text:style-name="a827" text:class-names=""><text:s text:c="1"/>5</text:span></text:p>
          </draw:text-box>
          <svg:title/>
          <svg:desc/>
        </draw:frame>
      </draw:page>
      <draw:page draw:name="Slide36" draw:style-name="a830" draw:master-page-name="Master1-Layout2-obj-Tytuł-i-zawartość" presentation:presentation-page-layout-name="Master1-PPL2" draw:id="Slide-291">
        <draw:custom-shape svg:x="0in" svg:y="0in" svg:width="10in" svg:height="5in" draw:id="id101" draw:style-name="a833" draw:name="Rectangle 11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2" draw:style-name="a836" draw:name="Rounded Rectangle 26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3" draw:style-name="a839" draw:name="Rounded Rectangle 16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4" draw:style-name="a840" draw:name="Obraz 6" svg:x="0.80607in" svg:y="0.74016in" svg:width="3.51967in" svg:height="3.51967in" style:rel-width="scale" style:rel-height="scale">
          <draw:image xlink:href="media/image11.png" xlink:type="simple" xlink:show="embed" xlink:actuate="onLoad"/>
          <svg:title/>
          <svg:desc/>
        </draw:frame>
        <draw:frame draw:id="id105" presentation:style-name="a841" draw:name="Symbol zastępczy zawartości 5" svg:x="5.43384in" svg:y="1.46628in" svg:width="3.95844in" svg:height="2.0474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06" presentation:style-name="a845" draw:name="Tytuł 1" svg:x="1.25in" svg:y="5.07719in" svg:width="7.5in" svg:height="1.20281in" presentation:class="title" presentation:placeholder="false">
          <draw:text-box>
            <text:p text:style-name="a844" text:class-names="" text:cond-style-name=""><text:span text:style-name="a842" text:class-names="">Zadanie</text:span><text:span text:style-name="a843" text:class-names=""><text:s text:c="1"/>6</text:span></text:p>
          </draw:text-box>
          <svg:title/>
          <svg:desc/>
        </draw:frame>
      </draw:page>
      <draw:page draw:name="Slide37" draw:style-name="a846" draw:master-page-name="Master1-Layout2-obj-Tytuł-i-zawartość" presentation:presentation-page-layout-name="Master1-PPL2" draw:id="Slide-292">
        <draw:custom-shape svg:x="0in" svg:y="0in" svg:width="10in" svg:height="5in" draw:id="id107" draw:style-name="a849" draw:name="Rectangle 11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8" draw:style-name="a852" draw:name="Rounded Rectangle 2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9" draw:style-name="a855" draw:name="Rounded Rectangle 16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0" draw:style-name="a856" draw:name="Obraz 6" svg:x="0.81163in" svg:y="0.74016in" svg:width="3.50853in" svg:height="3.51967in" style:rel-width="scale" style:rel-height="scale">
          <draw:image xlink:href="media/image13.png" xlink:type="simple" xlink:show="embed" xlink:actuate="onLoad"/>
          <svg:title/>
          <svg:desc/>
        </draw:frame>
        <draw:frame draw:id="id111" presentation:style-name="a857" draw:name="Symbol zastępczy zawartości 5" svg:x="5.43384in" svg:y="1.48666in" svg:width="3.95844in" svg:height="2.00671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2" presentation:style-name="a861" draw:name="Tytuł 1" svg:x="1.25in" svg:y="5.07719in" svg:width="7.5in" svg:height="1.20281in" presentation:class="title" presentation:placeholder="false">
          <draw:text-box>
            <text:p text:style-name="a860" text:class-names="" text:cond-style-name=""><text:span text:style-name="a858" text:class-names="">Zadanie</text:span><text:span text:style-name="a859" text:class-names=""><text:s text:c="1"/>7</text:span></text:p>
          </draw:text-box>
          <svg:title/>
          <svg:desc/>
        </draw:frame>
      </draw:page>
      <draw:page draw:name="Slide38" draw:style-name="a862" draw:master-page-name="Master1-Layout2-obj-Tytuł-i-zawartość" presentation:presentation-page-layout-name="Master1-PPL2" draw:id="Slide-293">
        <draw:custom-shape svg:x="0in" svg:y="0in" svg:width="10in" svg:height="5in" draw:id="id113" draw:style-name="a865" draw:name="Rectangle 11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4" draw:style-name="a868" draw:name="Rounded Rectangle 26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5" draw:style-name="a871" draw:name="Rounded Rectangle 16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6" draw:style-name="a872" draw:name="Obraz 6" svg:x="0.82272in" svg:y="0.74016in" svg:width="3.48636in" svg:height="3.51967in" style:rel-width="scale" style:rel-height="scale">
          <draw:image xlink:href="media/image15.png" xlink:type="simple" xlink:show="embed" xlink:actuate="onLoad"/>
          <svg:title/>
          <svg:desc/>
        </draw:frame>
        <draw:frame draw:id="id117" presentation:style-name="a873" draw:name="Symbol zastępczy zawartości 5" svg:x="5.25338in" svg:y="1.30878in" svg:width="4.31936in" svg:height="2.36247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18" presentation:style-name="a877" draw:name="Tytuł 1" svg:x="1.25in" svg:y="5.07719in" svg:width="7.5in" svg:height="1.20281in" presentation:class="title" presentation:placeholder="false">
          <draw:text-box>
            <text:p text:style-name="a876" text:class-names="" text:cond-style-name=""><text:span text:style-name="a874" text:class-names="">Zadanie</text:span><text:span text:style-name="a875" text:class-names=""><text:s text:c="1"/>8</text:span></text:p>
          </draw:text-box>
          <svg:title/>
          <svg:desc/>
        </draw:frame>
      </draw:page>
      <draw:page draw:name="Slide39" draw:style-name="a878" draw:master-page-name="Master1-Layout2-obj-Tytuł-i-zawartość" presentation:presentation-page-layout-name="Master1-PPL2" draw:id="Slide-294">
        <draw:custom-shape svg:x="0in" svg:y="0in" svg:width="10in" svg:height="5in" draw:id="id119" draw:style-name="a881" draw:name="Rectangle 1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0" draw:style-name="a884" draw:name="Rounded Rectangle 26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1" draw:style-name="a887" draw:name="Rounded Rectangle 16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2" draw:style-name="a888" draw:name="Obraz 6" svg:x="0.82272in" svg:y="0.76235in" svg:width="3.48636in" svg:height="3.47529in" style:rel-width="scale" style:rel-height="scale">
          <draw:image xlink:href="media/image17.png" xlink:type="simple" xlink:show="embed" xlink:actuate="onLoad"/>
          <svg:title/>
          <svg:desc/>
        </draw:frame>
        <draw:frame draw:id="id123" presentation:style-name="a889" draw:name="Symbol zastępczy zawartości 5" svg:x="5.25338in" svg:y="1.43541in" svg:width="4.31936in" svg:height="2.10922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24" presentation:style-name="a893" draw:name="Tytuł 1" svg:x="1.25in" svg:y="5.07719in" svg:width="7.5in" svg:height="1.20281in" presentation:class="title" presentation:placeholder="false">
          <draw:text-box>
            <text:p text:style-name="a892" text:class-names="" text:cond-style-name=""><text:span text:style-name="a890" text:class-names="">Zadanie</text:span><text:span text:style-name="a891" text:class-names=""><text:s text:c="1"/>9</text:span></text:p>
          </draw:text-box>
          <svg:title/>
          <svg:desc/>
        </draw:frame>
      </draw:page>
      <draw:page draw:name="Slide40" draw:style-name="a894" draw:master-page-name="Master1-Layout2-obj-Tytuł-i-zawartość" presentation:presentation-page-layout-name="Master1-PPL2" draw:id="Slide-295">
        <draw:custom-shape svg:x="0in" svg:y="0in" svg:width="10in" svg:height="5in" draw:id="id125" draw:style-name="a897" draw:name="Rectangle 11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6" draw:style-name="a900" draw:name="Rounded Rectangle 26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7" draw:style-name="a903" draw:name="Rounded Rectangle 16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8" draw:style-name="a904" draw:name="Obraz 6" svg:x="0.83379in" svg:y="0.76235in" svg:width="3.46423in" svg:height="3.47529in" style:rel-width="scale" style:rel-height="scale">
          <draw:image xlink:href="media/image19.png" xlink:type="simple" xlink:show="embed" xlink:actuate="onLoad"/>
          <svg:title/>
          <svg:desc/>
        </draw:frame>
        <draw:frame draw:id="id129" presentation:style-name="a905" draw:name="Symbol zastępczy zawartości 5" svg:x="5.2469in" svg:y="1.23003in" svg:width="4.33232in" svg:height="2.5199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30" presentation:style-name="a909" draw:name="Tytuł 1" svg:x="1.25in" svg:y="5.07719in" svg:width="7.5in" svg:height="1.20281in" presentation:class="title" presentation:placeholder="false">
          <draw:text-box>
            <text:p text:style-name="a908" text:class-names="" text:cond-style-name=""><text:span text:style-name="a906" text:class-names="">Zadanie</text:span><text:span text:style-name="a907" text:class-names=""><text:s text:c="1"/>10</text:span></text:p>
          </draw:text-box>
          <svg:title/>
          <svg:desc/>
        </draw:frame>
      </draw:page>
      <draw:page draw:name="Slide31" draw:style-name="a910" draw:master-page-name="Master1-Layout2-obj-Tytuł-i-zawartość" presentation:presentation-page-layout-name="Master1-PPL2" draw:id="Slide-286">
        <draw:frame draw:id="id131" presentation:style-name="a913" draw:name="Tytuł 1" svg:x="0.5in" svg:y="0.30035in" svg:width="9in" svg:height="1.25in" presentation:class="title" presentation:placeholder="false">
          <draw:text-box>
            <text:p text:style-name="a912" text:class-names="" text:cond-style-name=""><text:span text:style-name="a911" text:class-names="">Źródła</text:span></text:p>
          </draw:text-box>
          <svg:title/>
          <svg:desc/>
        </draw:frame>
        <draw:frame draw:id="id132" presentation:style-name="a921" draw:name="Symbol zastępczy zawartości 2" svg:x="0.5in" svg:y="1.75in" svg:width="9in" svg:height="4.94965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4" text:class-names=""><text:a xlink:href="https://blockly-games.appspot.com/bird" text:style-name="" text:visited-style-name="">https://blockly-games.appspot.com/bird</text:a></text:span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.05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.05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0.05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0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0.05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0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0.05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0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0.05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0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0.05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0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0.05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0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0.05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0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0.05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0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0.05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0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0.05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30:22Z</dc:date>
    <meta:editing-cycles>36</meta:editing-cycles>
    <meta:editing-duration>PT17769S</meta:editing-duration>
    <meta:document-statistic meta:paragraph-count="14" meta:word-count="34"/>
  </office:meta>
</office:document-meta>
</file>